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e63e" officeooo:paragraph-rsid="001de6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Board is with 5 steppers.<text:line-break/>I need X and Y step dir signals only without driver.<text:line-break/>Rest 6 axis with driver socket replaceble with TMC2209 or DRV8825.<text:line-break/>Keep all functions intact.<text:line-break/>Have to replace MCU and use STM32H723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5T11:00:15.882000000</meta:creation-date>
    <dc:date>2024-12-15T11:04:21.418000000</dc:date>
    <meta:editing-duration>PT4M14S</meta:editing-duration>
    <meta:editing-cycles>1</meta:editing-cycles>
    <meta:document-statistic meta:table-count="0" meta:image-count="0" meta:object-count="0" meta:page-count="1" meta:paragraph-count="1" meta:word-count="39" meta:character-count="215" meta:non-whitespace-character-count="177"/>
    <meta:generator>LibreOffice/24.8.3.2$Windows_X86_64 LibreOffice_project/48a6bac9e7e268aeb4c3483fcf825c94556d9f92</meta:generator>
  </office:meta>
</office:document-meta>
</file>